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548" officeooo:paragraph-rsid="001ce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uRSAzJQftD8K300NIHDCspgrKGEVxp187ZzI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4:07:19.559760805</meta:creation-date>
    <dc:date>2023-12-04T14:10:18.301453938</dc:date>
    <meta:editing-duration>PT2M59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6.2$Linux_X86_64 LibreOffice_project/10m0$Build-2</meta:generator>
  </office:meta>
</office:document-meta>
</file>